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0767e1" officeooo:paragraph-rsid="000767e1"/>
    </style:style>
    <style:style style:name="T1" style:family="text">
      <style:text-properties officeooo:rsid="000767e1"/>
    </style:style>
    <style:style style:name="T2" style:family="text">
      <style:text-properties style:font-name="Liberation Mono" fo:font-size="10pt" officeooo:rsid="000767e1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. IF YOU can do 2,3,4 below, you are done, skip Part B below</text:p>
      <text:p text:style-name="Preformatted_20_Text"/>
      <text:p text:style-name="Preformatted_20_Text">2. Test YOUR cat:</text:p>
      <text:p text:style-name="Preformatted_20_Text"><text:s text:c="4"/>cat tiny, cat small, cat large, cat huge: SEE OUTPUTS? <text:span text:style-name="T2">YES</text:span> 40</text:p>
      <text:p text:style-name="Preformatted_20_Text"/>
      <text:p text:style-name="Preformatted_20_Text">3. Test YOUR cp: <text:s/>'</text:p>
      <text:p text:style-name="Preformatted_20_Text"><text:s text:c="4"/>cp small newsmall; ls: newsmall exist? SAME SIZE? <text:span text:style-name="T2">YES</text:span> 10</text:p>
      <text:p text:style-name="Preformatted_20_Text"><text:s text:c="4"/>cp large newlarge; ls: newlarge exist? SAME SIZE? <text:span text:style-name="T2">YES</text:span> 20</text:p>
      <text:p text:style-name="Preformatted_20_Text"><text:s text:c="4"/>cp huge newhuge; <text:s text:c="2"/>ls: newhuge <text:s/>exist? SAME SIZE? <text:span text:style-name="T2">YES</text:span> 30</text:p>
      <text:p text:style-name="Preformatted_20_Text"/>
      <text:p text:style-name="Preformatted_20_Text">4. Enter quit to exit YOUR program. Check YOUR cp results under Linux:</text:p>
      <text:p text:style-name="Preformatted_20_Text"><text:s text:c="17"/></text:p>
      <text:p text:style-name="Preformatted_20_Text"><text:s text:c="9"/>sudo mount mydisk /mnt <text:s text:c="10"/></text:p>
      <text:p text:style-name="Preformatted_20_Text"><text:s text:c="9"/>sudo ls -l /mnt <text:s text:c="18"/># should see all files</text:p>
      <text:p text:style-name="Preformatted_20_Text"><text:s text:c="9"/>sudo diff /mnt/huge /mnt/newhuge <text:s/># diff will show differences, if ANY</text:p>
      <text:p text:style-name="P1"><text:s text:c="9"/>sudo umount /mnt</text:p>
      <text:p text:style-name="P2">RESULTS:</text:p>
      <text:p text:style-name="Standard"/>
      <text:p text:style-name="Standard">total 544</text:p>
      <text:p text:style-name="Standard">-rw-r--r-- 1 root root <text:s text:c="5"/>0 Apr 15 15:45 file1</text:p>
      <text:p text:style-name="Standard">-rw-r--r-- 1 root root 442398 Apr 15 14:51 huge</text:p>
      <text:p text:style-name="Standard">-rw-r--r-- 1 root root 102423 Apr 15 14:51 large</text:p>
      <text:p text:style-name="Standard">-rw-r--r-- 1 root root 442398 Apr 20 17:29 newhuge</text:p>
      <text:p text:style-name="Standard">-rw-r--r-- 1 root root <text:s text:c="2"/>3297 Apr 15 14:50 small</text:p>
      <text:p text:style-name="Standard">-rw-r--r-- 1 root root <text:s text:c="3"/>104 Apr 15 14:50 tiny</text:p>
      <text:p text:style-name="Standard">diff: /mnt/newhuge: Input/output error</text:p>
      <text:p text:style-name="Standard"/>
      <text:p text:style-name="P2">Note: The file isn’t written to the disk properly for double indirect blocks however for single indirect blocks it is written to the disk properl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0T17:36:35.338956818</meta:creation-date>
    <dc:date>2020-04-20T17:38:49.403400864</dc:date>
    <meta:editing-duration>PT2M21S</meta:editing-duration>
    <meta:editing-cycles>1</meta:editing-cycles>
    <meta:document-statistic meta:table-count="0" meta:image-count="0" meta:object-count="0" meta:page-count="1" meta:paragraph-count="23" meta:word-count="197" meta:character-count="1129" meta:non-whitespace-character-count="847"/>
    <meta:generator>LibreOffice/6.3.4.2$Linux_X86_64 LibreOffice_project/30$Build-2</meta:generator>
  </office:meta>
</office:document-meta>
</file>